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0.25in" fo:margin-right="0in" fo:text-indent="0in" style:auto-text-indent="false"/>
      <style:text-properties fo:language="en" fo:country="US" style:font-name-complex="Arial1"/>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ent-style-name="List_20_Paragraph">
      <style:text-properties fo:language="en" fo:country="US"/>
    </style:style>
    <style:style style:name="T1" style:family="text">
      <style:text-properties fo:language="en" fo:country="US"/>
    </style:style>
    <style:style style:name="T2" style:family="text">
      <style:text-properties fo:language="en" fo:country="US" style:font-name-complex="Arial1"/>
    </style:style>
    <style:style style:name="T3" style:family="text">
      <style:text-properties style:font-name="Arial" fo:language="en" fo:country="US" style:font-name-complex="Arial1"/>
    </style:style>
    <style:style style:name="T4" style:family="text">
      <style:text-properties style:text-position="super 58%" fo:language="en" fo:country="US" style:font-name-complex="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ower of attorney for introducing proceedings at the Spanish Patent and Trademark Office.</text:span></text:p>
      <text:p text:style-name="P1"/>
      <text:list xml:id="list4368171633298095420" text:style-name="WWNum1">
        <text:list-item>
          <text:p text:style-name="P5"><text:span text:style-name="T1">Principal (name of the person or company that is or is going to be granted the rights)</text:span></text:p>
        </text:list-item>
      </text:list>
      <text:p text:style-name="P6"/>
      <text:p text:style-name="List_20_Paragraph"><text:span text:style-name="T1">Name:</text:span></text:p>
      <text:p text:style-name="P6"/>
      <text:p text:style-name="List_20_Paragraph"><text:span text:style-name="T1">Address:</text:span></text:p>
      <text:p text:style-name="P1"/>
      <text:list xml:id="list151007739368947" text:continue-numbering="true" text:style-name="WWNum1">
        <text:list-item>
          <text:p text:style-name="P5"><text:span text:style-name="T1">Agents</text:span></text:p>
        </text:list-item>
      </text:list>
      <text:p text:style-name="P6"/>
      <text:p text:style-name="List_20_Paragraph">Don Manuel Illescas Taboada, address Principe Vergara, 197, Nr. 1 A-28002 Madrid, (Spain), Nr. 0897/4.</text:p>
      <text:p text:style-name="Standard"/>
      <text:list xml:id="list151008774542213" text:continue-numbering="true" text:style-name="WWNum1">
        <text:list-item>
          <text:p text:style-name="P5"><text:span text:style-name="T1">Type of Power of attorney (check the right box)</text:span></text:p>
        </text:list-item>
      </text:list>
      <text:p text:style-name="P2"><text:span text:style-name="T3">□ </text:span><text:span text:style-name="T2"><text:tab/>General : (according to the regulation 2 of the Royal decree 1937/2004, from September 27</text:span><text:span text:style-name="T4">th</text:span><text:span text:style-name="T2">, new legislation to the protection of industrial designs was approved, related to art. 57-2 of the regulation from July 12</text:span><text:span text:style-name="T4">th</text:span><text:span text:style-name="T2">, 2002 of the Trademark law). It consists of submitting, handling and ensuring the validity of any kind of applications and/or current and future records of the principal. It also includes the faculty of proceeds against or in relation to third party applications or records, act against the resolutions from the SPTO and nullify or limit any act, application or proceeding initiated in the principal’s name.</text:span></text:p>
      <text:p text:style-name="P2"><text:span text:style-name="T3">□ </text:span><text:span text:style-name="T2"><text:tab/>Specific: for the following application(s) or record(s)</text:span></text:p>
      <text:p text:style-name="P3"/>
      <text:p text:style-name="P2"><text:span text:style-name="T2">This power of attorney is for all purposes and proceedings, including the faculty of delegate it or replace it.</text:span></text:p>
      <text:list xml:id="list151008125223707" text:continue-numbering="true" text:style-name="WWNum1">
        <text:list-item>
          <text:p text:style-name="P5"><text:span text:style-name="T1">Signature (natural person who signs the power of attorney)</text:span></text:p>
        </text:list-item>
      </text:list>
      <text:p text:style-name="Standard"><text:span text:style-name="T1">Name: _______________________________________</text:span></text:p>
      <text:p text:style-name="Standard"><text:span text:style-name="T1">Position: _____________________________________</text:span></text:p>
      <text:p text:style-name="Standard"><text:span text:style-name="T1">Date:________________________________________</text:span></text:p>
      <text:p text:style-name="P6"/>
      <text:p text:style-name="List_20_Paragraph"><text:span text:style-name="T1"><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yla U</meta:initial-creator>
    <dc:creator>Leyla U</dc:creator>
    <meta:editing-cycles>6</meta:editing-cycles>
    <meta:creation-date>2015-06-01T01:42:00</meta:creation-date>
    <dc:date>2015-06-01T11:39:00</dc:date>
    <meta:editing-duration>PT9M57S</meta:editing-duration>
    <meta:generator>LibreOffice/4.2.8.2$Linux_X86_64 LibreOffice_project/420m0$Build-2</meta:generator>
    <meta:document-statistic meta:table-count="0" meta:image-count="0" meta:object-count="0" meta:page-count="1" meta:paragraph-count="15" meta:word-count="203" meta:character-count="1344" meta:non-whitespace-character-count="11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